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ans Serif" svg:font-family="'Sans Serif'" style:font-family-generic="swiss"/>
    <style:font-face style:name="Courier New3" svg:font-family="'Courier New'" style:font-adornments="Regular" style:font-family-generic="modern" style:font-pitch="fixed"/>
    <style:font-face style:name="Courier New5" svg:font-family="'Courier New'" style:font-family-generic="roman" style:font-pitch="fixed"/>
    <style:font-face style:name="Courier New4" svg:font-family="'Courier New'" style:font-adornments="Regular" style:font-family-generic="roman" style:font-pitch="fixed"/>
    <style:font-face style:name="Mangal1" svg:font-family="Mangal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22cm"/>
    </style:style>
    <style:style style:name="gr6" style:family="graphic" style:parent-style-name="standard">
      <style:graphic-properties svg:stroke-width="0.025cm" draw:marker-start-width="0.367cm" draw:marker-end-width="0.367cm" draw:stroke-linejoin="miter" draw:fill-color="#ffffff" draw:textarea-horizontal-align="justify" draw:textarea-vertical-align="middle" draw:auto-grow-height="false" fo:padding-top="0.138cm" fo:padding-bottom="0.138cm" fo:padding-left="0.263cm" fo:padding-right="0.263cm"/>
    </style:style>
    <style:style style:name="gr7" style:family="graphic" style:parent-style-name="objectwithoutfill">
      <style:graphic-properties svg:stroke-width="0.025cm" draw:marker-start-width="0.367cm" draw:marker-end-width="0.367cm" draw:stroke-linejoin="miter" draw:fill="none" draw:textarea-horizontal-align="center" draw:textarea-vertical-align="middle" fo:padding-top="0.137cm" fo:padding-bottom="0.137cm" fo:padding-left="0.262cm" fo:padding-right="0.262cm"/>
    </style:style>
    <style:style style:name="gr8" style:family="graphic">
      <style:graphic-properties style:protect="size"/>
    </style:style>
    <style:style style:name="pr1" style:family="presentation" style:parent-style-name="Blank_25_20Presentatio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Sans Serif" fo:font-size="14pt" style:font-size-asian="14pt" style:font-size-complex="14pt"/>
    </style:style>
    <style:style style:name="P3" style:family="paragraph">
      <style:text-properties style:font-name="Courier New5" fo:font-size="8.19999980926514pt"/>
    </style:style>
    <style:style style:name="P4" style:family="paragraph">
      <style:text-properties fo:font-size="20pt"/>
    </style:style>
    <style:style style:name="T1" style:family="text">
      <style:text-properties style:font-name="Sans Serif" fo:font-size="14pt" style:font-size-asian="14pt" style:font-size-complex="14pt"/>
    </style:style>
    <style:style style:name="T2" style:family="text">
      <style:text-properties style:font-name="Sans Serif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Sans Serif" fo:font-size="14pt" fo:font-style="normal" style:font-size-asian="14pt" style:font-style-asian="normal" style:font-size-complex="14pt" style:font-style-complex="normal"/>
    </style:style>
    <style:style style:name="T4" style:family="text">
      <style:text-properties fo:color="#0000ff" style:font-name="Courier New5" fo:font-size="10pt" fo:font-weight="bold" style:font-weight-asian="bold" style:font-weight-complex="bold"/>
    </style:style>
    <style:style style:name="T5" style:family="text">
      <style:text-properties style:font-name="Courier New5" fo:font-size="10pt"/>
    </style:style>
    <style:style style:name="T6" style:family="text">
      <style:text-properties fo:color="#000080" style:font-name="Courier New5" fo:font-size="10pt" fo:font-weight="bold" style:font-weight-asian="bold" style:font-weight-complex="bold"/>
    </style:style>
    <style:style style:name="T7" style:family="text">
      <style:text-properties style:font-name="Courier New5" fo:font-size="10pt" style:font-size-asian="10pt" style:font-size-complex="10pt"/>
    </style:style>
    <style:style style:name="T8" style:family="text">
      <style:text-properties fo:color="#008000" style:font-name="Courier New5" fo:font-size="10pt"/>
    </style:style>
    <style:style style:name="T9" style:family="text">
      <style:text-properties fo:color="#808080" style:font-name="Courier New5" fo:font-size="10pt"/>
    </style:style>
    <style:style style:name="T10" style:family="text">
      <style:text-properties fo:color="#ff8000" style:font-name="Courier New5" fo:font-size="10pt"/>
    </style:style>
    <style:style style:name="T11" style:family="text">
      <style:text-properties fo:color="#000080" style:font-name="Courier New5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ff" style:font-name="Courier New5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5_20Presentation" presentation:presentation-page-layout-name="AL1T0">
        <draw:polyline draw:style-name="gr1" draw:text-style-name="P1" draw:layer="layout" svg:width="1.499cm" svg:height="3.272cm" svg:x="10cm" svg:y="0.818cm" svg:viewBox="0 0 1500 3273" draw:points="0,3273 1500,3273 1500,0 0,0">
          <text:p/>
        </draw:polyline>
        <draw:polyline draw:style-name="gr1" draw:text-style-name="P1" draw:layer="layout" svg:width="1.499cm" svg:height="8.59cm" svg:x="10cm" svg:y="4.5cm" svg:viewBox="0 0 1500 8591" draw:points="0,8591 1500,8591 1500,0 0,0">
          <text:p/>
        </draw:polyline>
        <draw:polyline draw:style-name="gr1" draw:text-style-name="P1" draw:layer="layout" svg:width="1.499cm" svg:height="4.499cm" svg:x="15cm" svg:y="13.5cm" svg:viewBox="0 0 1500 4500" draw:points="0,4500 1500,4500 1500,0 0,0">
          <text:p/>
        </draw:polyline>
        <draw:frame draw:style-name="gr2" draw:text-style-name="P2" draw:layer="layout" svg:width="9.528cm" svg:height="3.247cm" svg:x="11.638cm" svg:y="0.82cm">
          <draw:text-box>
            <text:p text:style-name="P2"><text:span text:style-name="T1">Beginning code. <text:s/>Runs every time</text:span></text:p>
            <text:p text:style-name="P2"><text:span text:style-name="T1">Gnumex.m executes.</text:span></text:p>
          </draw:text-box>
        </draw:frame>
        <draw:frame draw:style-name="gr3" draw:text-style-name="P2" draw:layer="layout" svg:width="9.345cm" svg:height="8.49cm" svg:x="12.155cm" svg:y="4.6cm">
          <draw:text-box>
            <text:p text:style-name="P2"><text:span text:style-name="T1">Each case block executes if the </text:span><text:span text:style-name="T2">action </text:span><text:span text:style-name="T3">variable contains the proper string. <text:s/>For instance, when gnumex.m is first executed with no input, the 'startup' block is executed that creates the GUI interface. <text:s/>This kind of designs allows gnumex to be called recursively for different tasks from different case blocks.</text:span></text:p>
          </draw:text-box>
        </draw:frame>
        <draw:frame draw:style-name="gr4" draw:text-style-name="P2" draw:layer="layout" svg:width="4.91cm" svg:height="4.5cm" svg:x="16.59cm" svg:y="13.5cm">
          <draw:text-box>
            <text:p text:style-name="P2"><text:span text:style-name="T1">Functions that are used throughout the gnumex function.</text:span></text:p>
          </draw:text-box>
        </draw:frame>
        <draw:frame draw:style-name="gr5" draw:text-style-name="P3" draw:layer="layout" svg:width="15.09cm" svg:height="21.599cm" svg:x="1.5cm" svg:y="0.409cm">
          <draw:text-box>
            <text:p><text:span text:style-name="T4">function</text:span><text:span text:style-name="T5"> varargout </text:span><text:span text:style-name="T6">=</text:span><text:span text:style-name="T5"> gnumex</text:span><text:span text:style-name="T6">(</text:span><text:span text:style-name="T5">varargin</text:span><text:span text:style-name="T6">)</text:span></text:p>
            <text:p><text:span text:style-name="T5"/></text:p>
            <text:p><text:span text:style-name="T7"><text:s text:c="2"/></text:span><text:span text:style-name="T8">% current version number</text:span></text:p>
            <text:p><text:span text:style-name="T7"><text:s text:c="2"/></text:span><text:span text:style-name="T5">VERSION </text:span><text:span text:style-name="T6">=</text:span><text:span text:style-name="T5"> </text:span><text:span text:style-name="T9">'2.05'</text:span><text:span text:style-name="T6">;</text:span></text:p>
            <text:p><text:span text:style-name="T7"><text:s text:c="2"/></text:span><text:span text:style-name="T6">[</text:span><text:span text:style-name="T5">MING CYMN CYGW</text:span><text:span text:style-name="T6">]</text:span><text:span text:style-name="T5"> </text:span><text:span text:style-name="T6">=</text:span><text:span text:style-name="T5"> deal</text:span><text:span text:style-name="T6">(</text:span><text:span text:style-name="T10">1</text:span><text:span text:style-name="T6">,</text:span><text:span text:style-name="T10">2</text:span><text:span text:style-name="T6">,</text:span><text:span text:style-name="T10">3</text:span><text:span text:style-name="T6">);</text:span></text:p>
            <text:p><text:span text:style-name="T7"><text:s text:c="2"/></text:span><text:span text:style-name="T6">[</text:span><text:span text:style-name="T5">C</text:span><text:span text:style-name="T6">,</text:span><text:span text:style-name="T5"> F77</text:span><text:span text:style-name="T6">,</text:span><text:span text:style-name="T5"> G95</text:span><text:span text:style-name="T6">,</text:span><text:span text:style-name="T5"> GFORTRAN</text:span><text:span text:style-name="T6">]</text:span><text:span text:style-name="T5"> </text:span><text:span text:style-name="T6">=</text:span><text:span text:style-name="T5"> deal</text:span><text:span text:style-name="T6">(</text:span><text:span text:style-name="T10">1</text:span><text:span text:style-name="T6">,</text:span><text:span text:style-name="T10">2</text:span><text:span text:style-name="T6">,</text:span><text:span text:style-name="T10">3</text:span><text:span text:style-name="T6">,</text:span><text:span text:style-name="T10">4</text:span><text:span text:style-name="T6">);</text:span></text:p>
            <text:p><text:span text:style-name="T7"><text:s text:c="2"/></text:span><text:span text:style-name="T4">if</text:span><text:span text:style-name="T5"> </text:span><text:span text:style-name="T6">~</text:span><text:span text:style-name="T5">mlv_ge</text:span><text:span text:style-name="T6">(</text:span><text:span text:style-name="T9">'5'</text:span><text:span text:style-name="T6">)</text:span></text:p>
            <text:p><text:span text:style-name="T7"><text:s text:c="2"/></text:span><text:span text:style-name="T4">end</text:span></text:p>
            <text:p><text:span text:style-name="T5"/></text:p>
            <text:p><text:span text:style-name="T7"><text:s text:c="2"/></text:span><text:span text:style-name="T4">if</text:span><text:span text:style-name="T5"> nargin </text:span><text:span text:style-name="T6">&lt;</text:span><text:span text:style-name="T5"> </text:span><text:span text:style-name="T10">1</text:span></text:p>
            <text:p><text:span text:style-name="T7"><text:s text:c="2"/></text:span><text:span text:style-name="T4">else</text:span></text:p>
            <text:p><text:span text:style-name="T7"><text:s text:c="2"/></text:span><text:span text:style-name="T4">end</text:span></text:p>
            <text:p><text:span text:style-name="T4"/></text:p>
            <text:p><text:span text:style-name="T7"><text:s text:c="2"/></text:span><text:span text:style-name="T4">switch</text:span><text:span text:style-name="T5"> action</text:span></text:p>
            <text:p><text:span text:style-name="T6"><text:tab/></text:span><text:span text:style-name="T4">case</text:span><text:span text:style-name="T5"> </text:span><text:span text:style-name="T9">'version'</text:span></text:p>
            <text:p><text:span text:style-name="T7"><text:s text:c="2"/></text:span><text:span text:style-name="T7"><text:tab/></text:span><text:span text:style-name="T4">case</text:span><text:span text:style-name="T11"> </text:span><text:span text:style-name="T9">'about'</text:span></text:p>
            <text:p><text:span text:style-name="T7"><text:s text:c="3"/></text:span><text:span text:style-name="T7"><text:tab/></text:span><text:span text:style-name="T12">case</text:span><text:span text:style-name="T5"> </text:span><text:span text:style-name="T9">'startup'</text:span></text:p>
            <text:p><text:span text:style-name="T7"><text:s text:c="2"/></text:span><text:span text:style-name="T7"><text:tab/></text:span><text:span text:style-name="T12">case </text:span><text:span text:style-name="T9">'cfg_defaults'</text:span></text:p>
            <text:p><text:span text:style-name="T7"><text:s text:c="2"/></text:span><text:span text:style-name="T7"><text:tab/></text:span><text:span text:style-name="T12">case </text:span><text:span text:style-name="T9">'defaults'</text:span></text:p>
            <text:p><text:span text:style-name="T7"><text:s text:c="2"/></text:span><text:span text:style-name="T7"><text:tab/></text:span><text:span text:style-name="T12">case </text:span><text:span text:style-name="T9">'struct2fig'</text:span></text:p>
            <text:p><text:span text:style-name="T7"><text:s text:c="2"/></text:span><text:span text:style-name="T7"><text:tab/></text:span><text:span text:style-name="T12">case </text:span><text:span text:style-name="T9">'fig2struct'</text:span></text:p>
            <text:p><text:span text:style-name="T7"><text:s text:c="2"/></text:span><text:span text:style-name="T7"><text:tab/></text:span><text:span text:style-name="T12">case </text:span><text:span text:style-name="T9">'find_cygfig'</text:span></text:p>
            <text:p><text:span text:style-name="T7"><text:s text:c="2"/></text:span><text:span text:style-name="T7"><text:tab/></text:span><text:span text:style-name="T12">case </text:span><text:span text:style-name="T9">'fig_def2struct'</text:span></text:p>
            <text:p><text:span text:style-name="T7"><text:s text:c="2"/></text:span><text:span text:style-name="T7"><text:tab/></text:span><text:span text:style-name="T12">case </text:span><text:span text:style-name="T9">'loadconfig'</text:span></text:p>
            <text:p><text:span text:style-name="T7"><text:s text:c="2"/></text:span><text:span text:style-name="T7"><text:tab/></text:span><text:span text:style-name="T12">case </text:span><text:span text:style-name="T9">'menuloadconfig'</text:span></text:p>
            <text:p><text:span text:style-name="T7"><text:s text:c="2"/></text:span><text:span text:style-name="T7"><text:tab/></text:span><text:span text:style-name="T12">case </text:span><text:span text:style-name="T9">'menusaveconfig'</text:span></text:p>
            <text:p><text:span text:style-name="T7"><text:s text:c="2"/></text:span><text:span text:style-name="T7"><text:tab/></text:span><text:span text:style-name="T12">case </text:span><text:span text:style-name="T9">'menudefaults'</text:span></text:p>
            <text:p><text:span text:style-name="T7"><text:s text:c="2"/></text:span><text:span text:style-name="T7"><text:tab/></text:span><text:span text:style-name="T12">case </text:span><text:span text:style-name="T9">'checkstruct'</text:span></text:p>
            <text:p><text:span text:style-name="T7"><text:s text:c="2"/></text:span><text:span text:style-name="T7"><text:tab/></text:span><text:span text:style-name="T12">case </text:span><text:span text:style-name="T9">'check-cygwin'</text:span></text:p>
            <text:p><text:span text:style-name="T7"><text:s text:c="2"/></text:span><text:span text:style-name="T7"><text:tab/></text:span><text:span text:style-name="T12">case </text:span><text:span text:style-name="T9">'parsepaths'</text:span></text:p>
            <text:p><text:span text:style-name="T7"><text:s text:c="2"/></text:span><text:span text:style-name="T7"><text:tab/></text:span><text:span text:style-name="T12">case </text:span><text:span text:style-name="T9">'makedeffiles'</text:span></text:p>
            <text:p><text:span text:style-name="T7"><text:s text:c="2"/></text:span><text:span text:style-name="T7"><text:tab/></text:span><text:span text:style-name="T12">case </text:span><text:span text:style-name="T9">'exitmaybe'</text:span></text:p>
            <text:p><text:span text:style-name="T7"><text:s text:c="2"/></text:span><text:span text:style-name="T7"><text:tab/></text:span><text:span text:style-name="T12">case </text:span><text:span text:style-name="T9">'makeopt'</text:span></text:p>
            <text:p><text:span text:style-name="T7"><text:s text:c="2"/></text:span><text:span text:style-name="T7"><text:tab/></text:span><text:span text:style-name="T12">case </text:span><text:span text:style-name="T9">'report'</text:span></text:p>
            <text:p><text:span text:style-name="T7"><text:s text:c="2"/></text:span><text:span text:style-name="T7"><text:tab/></text:span><text:span text:style-name="T12">case </text:span><text:span text:style-name="T9">'test'</text:span></text:p>
            <text:p><text:span text:style-name="T7"><text:s text:c="2"/></text:span><text:span text:style-name="T7"><text:tab/></text:span><text:span text:style-name="T12">case </text:span><text:span text:style-name="T9">'usage'</text:span></text:p>
            <text:p><text:span text:style-name="T7"><text:s text:c="2"/></text:span><text:span text:style-name="T7"><text:tab/></text:span><text:span text:style-name="T12">case </text:span><text:span text:style-name="T9">'command_options'</text:span></text:p>
            <text:p><text:span text:style-name="T7"><text:s text:c="2"/></text:span><text:span text:style-name="T7"><text:tab/></text:span><text:span text:style-name="T12">otherwise</text:span></text:p>
            <text:p><text:span text:style-name="T7"><text:s text:c="4"/></text:span><text:span text:style-name="T7"><text:tab/></text:span><text:span text:style-name="T4">end</text:span></text:p>
            <text:p><text:span text:style-name="T12"><text:s/></text:span><text:span text:style-name="T4">end</text:span><text:span text:style-name="T5"> </text:span><text:span text:style-name="T8">%end gnumex</text:span></text:p>
            <text:p><text:span text:style-name="T5"/></text:p>
            <text:p><text:span text:style-name="T8">%% Subroutines</text:span></text:p>
            <text:p><text:span text:style-name="T4">function</text:span><text:span text:style-name="T5"> varargout </text:span><text:span text:style-name="T6">=</text:span><text:span text:style-name="T5"> fdwarn</text:span><text:span text:style-name="T6">(</text:span><text:span text:style-name="T5">pathname</text:span><text:span text:style-name="T6">,</text:span><text:span text:style-name="T5"> filename</text:span><text:span text:style-name="T6">)</text:span></text:p>
            <text:p><text:span text:style-name="T4">function</text:span><text:span text:style-name="T5"> dir </text:span><text:span text:style-name="T6">=</text:span><text:span text:style-name="T5"> findmfile</text:span><text:span text:style-name="T6">(</text:span><text:span text:style-name="T5">mfilename</text:span><text:span text:style-name="T6">)</text:span></text:p>
            <text:p><text:span text:style-name="T4">function</text:span><text:span text:style-name="T5"> s </text:span><text:span text:style-name="T6">=</text:span><text:span text:style-name="T5"> sepcat</text:span><text:span text:style-name="T6">(</text:span><text:span text:style-name="T5">strs</text:span><text:span text:style-name="T6">,</text:span><text:span text:style-name="T5"> sep</text:span><text:span text:style-name="T6">)</text:span></text:p>
            <text:p><text:span text:style-name="T4">function</text:span><text:span text:style-name="T5"> </text:span><text:span text:style-name="T6">[</text:span><text:span text:style-name="T5">cygwinpath</text:span><text:span text:style-name="T6">,</text:span><text:span text:style-name="T5"> mingwpath</text:span><text:span text:style-name="T6">,</text:span><text:span text:style-name="T5"> gfortpath</text:span><text:span text:style-name="T6">,</text:span><text:span text:style-name="T5"> g95path</text:span><text:span text:style-name="T6">]</text:span><text:span text:style-name="T5"> </text:span><text:span text:style-name="T6">=</text:span><text:span text:style-name="T5"> find_paths</text:span><text:span text:style-name="T6">();</text:span></text:p>
            <text:p><text:span text:style-name="T4">function</text:span><text:span text:style-name="T5"> folder </text:span><text:span text:style-name="T6">=</text:span><text:span text:style-name="T5"> find_path</text:span><text:span text:style-name="T6">(</text:span><text:span text:style-name="T5">subkey</text:span><text:span text:style-name="T6">,</text:span><text:span text:style-name="T5"> valname</text:span><text:span text:style-name="T6">,</text:span><text:span text:style-name="T5"> default</text:span><text:span text:style-name="T6">)</text:span></text:p>
            <text:p><text:span text:style-name="T4">function</text:span><text:span text:style-name="T5"> tf </text:span><text:span text:style-name="T6">=</text:span><text:span text:style-name="T5"> paths_exist</text:span><text:span text:style-name="T6">(</text:span><text:span text:style-name="T5">paths</text:span><text:span text:style-name="T6">)</text:span></text:p>
            <text:p><text:span text:style-name="T4">function</text:span><text:span text:style-name="T5"> loc </text:span><text:span text:style-name="T6">=</text:span><text:span text:style-name="T5"> locate</text:span><text:span text:style-name="T6">(</text:span><text:span text:style-name="T5">f</text:span><text:span text:style-name="T6">)</text:span><text:span text:style-name="T5"> <text:s/></text:span></text:p>
            <text:p><text:span text:style-name="T4">function</text:span><text:span text:style-name="T5"> errmsg</text:span><text:span text:style-name="T6">(</text:span><text:span text:style-name="T5">varargin</text:span><text:span text:style-name="T6">)</text:span></text:p>
            <text:p><text:span text:style-name="T4">function</text:span><text:span text:style-name="T5"> warnmsg</text:span><text:span text:style-name="T6">(</text:span><text:span text:style-name="T5">varargin</text:span><text:span text:style-name="T6">)</text:span></text:p>
            <text:p><text:span text:style-name="T4">function</text:span><text:span text:style-name="T5"> path </text:span><text:span text:style-name="T6">=</text:span><text:span text:style-name="T5"> adddriveletter</text:span><text:span text:style-name="T6">(</text:span><text:span text:style-name="T5">path</text:span><text:span text:style-name="T6">)</text:span></text:p>
            <text:p><text:span text:style-name="T4">function</text:span><text:span text:style-name="T5"> </text:span><text:span text:style-name="T6">[</text:span><text:span text:style-name="T5">ok</text:span><text:span text:style-name="T6">,</text:span><text:span text:style-name="T5"> msg</text:span><text:span text:style-name="T6">]</text:span><text:span text:style-name="T5"> </text:span><text:span text:style-name="T6">=</text:span><text:span text:style-name="T5"> correct_mex_pl</text:span></text:p>
            <text:p><text:span text:style-name="T4">function</text:span><text:span text:style-name="T5"> mlv_ge </text:span><text:span text:style-name="T6">=</text:span><text:span text:style-name="T5"> mlv_ge</text:span><text:span text:style-name="T6">(</text:span><text:span text:style-name="T5">v</text:span><text:span text:style-name="T6">)</text:span></text:p>
            <text:p><text:span text:style-name="T7"><text:s text:c="2"/></text:span></text:p>
          </draw:text-box>
        </draw:frame>
        <draw:g>
          <draw:custom-shape draw:style-name="gr6" draw:text-style-name="P1" draw:layer="layout" svg:width="0.287cm" svg:height="0.239cm" svg:x="1.282cm" svg:y="0.54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425cm" svg:y1="0.581cm" svg:x2="1.425cm" svg:y2="0.742cm">
            <text:p/>
          </draw:line>
          <draw:line draw:style-name="gr7" draw:text-style-name="P1" draw:layer="layout" svg:x1="1.325cm" svg:y1="0.663cm" svg:x2="1.524cm" svg:y2="0.663cm">
            <text:p/>
          </draw:line>
        </draw:g>
        <draw:g>
          <draw:custom-shape draw:style-name="gr6" draw:text-style-name="P1" draw:layer="layout" svg:width="0.287cm" svg:height="0.239cm" svg:x="1.762cm" svg:y="2.427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905cm" svg:y1="2.462cm" svg:x2="1.905cm" svg:y2="2.623cm">
            <text:p/>
          </draw:line>
          <draw:line draw:style-name="gr7" draw:text-style-name="P1" draw:layer="layout" svg:x1="1.805cm" svg:y1="2.544cm" svg:x2="2.004cm" svg:y2="2.544cm">
            <text:p/>
          </draw:line>
        </draw:g>
        <draw:g>
          <draw:custom-shape draw:style-name="gr6" draw:text-style-name="P1" draw:layer="layout" svg:width="0.287cm" svg:height="0.239cm" svg:x="1.762cm" svg:y="3.38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905cm" svg:y1="3.423cm" svg:x2="1.905cm" svg:y2="3.584cm">
            <text:p/>
          </draw:line>
          <draw:line draw:style-name="gr7" draw:text-style-name="P1" draw:layer="layout" svg:x1="1.805cm" svg:y1="3.505cm" svg:x2="2.004cm" svg:y2="3.505cm">
            <text:p/>
          </draw:line>
        </draw:g>
        <draw:g>
          <draw:custom-shape draw:style-name="gr6" draw:text-style-name="P1" draw:layer="layout" svg:width="0.287cm" svg:height="0.239cm" svg:x="1.763cm" svg:y="4.67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906cm" svg:y1="4.714cm" svg:x2="1.906cm" svg:y2="4.875cm">
            <text:p/>
          </draw:line>
          <draw:line draw:style-name="gr7" draw:text-style-name="P1" draw:layer="layout" svg:x1="1.806cm" svg:y1="4.796cm" svg:x2="2.005cm" svg:y2="4.796cm">
            <text:p/>
          </draw:line>
        </draw:g>
        <draw:g>
          <draw:custom-shape draw:style-name="gr6" draw:text-style-name="P1" draw:layer="layout" svg:width="0.287cm" svg:height="0.239cm" svg:x="2.536cm" svg:y="4.98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9cm" svg:y1="5.024cm" svg:x2="2.679cm" svg:y2="5.185cm">
            <text:p/>
          </draw:line>
          <draw:line draw:style-name="gr7" draw:text-style-name="P1" draw:layer="layout" svg:x1="2.579cm" svg:y1="5.106cm" svg:x2="2.778cm" svg:y2="5.106cm">
            <text:p/>
          </draw:line>
        </draw:g>
        <draw:g>
          <draw:custom-shape draw:style-name="gr6" draw:text-style-name="P1" draw:layer="layout" svg:width="0.287cm" svg:height="0.239cm" svg:x="2.535cm" svg:y="5.30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8cm" svg:y1="5.34cm" svg:x2="2.678cm" svg:y2="5.501cm">
            <text:p/>
          </draw:line>
          <draw:line draw:style-name="gr7" draw:text-style-name="P1" draw:layer="layout" svg:x1="2.578cm" svg:y1="5.422cm" svg:x2="2.777cm" svg:y2="5.422cm">
            <text:p/>
          </draw:line>
        </draw:g>
        <draw:g>
          <draw:custom-shape draw:style-name="gr6" draw:text-style-name="P1" draw:layer="layout" svg:width="0.287cm" svg:height="0.239cm" svg:x="2.534cm" svg:y="5.6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7cm" svg:y1="5.655cm" svg:x2="2.677cm" svg:y2="5.816cm">
            <text:p/>
          </draw:line>
          <draw:line draw:style-name="gr7" draw:text-style-name="P1" draw:layer="layout" svg:x1="2.577cm" svg:y1="5.737cm" svg:x2="2.776cm" svg:y2="5.737cm">
            <text:p/>
          </draw:line>
        </draw:g>
        <draw:g>
          <draw:custom-shape draw:style-name="gr6" draw:text-style-name="P1" draw:layer="layout" svg:width="0.287cm" svg:height="0.239cm" svg:x="2.533cm" svg:y="5.93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6cm" svg:y1="5.971cm" svg:x2="2.676cm" svg:y2="6.132cm">
            <text:p/>
          </draw:line>
          <draw:line draw:style-name="gr7" draw:text-style-name="P1" draw:layer="layout" svg:x1="2.576cm" svg:y1="6.053cm" svg:x2="2.775cm" svg:y2="6.053cm">
            <text:p/>
          </draw:line>
        </draw:g>
        <draw:g>
          <draw:custom-shape draw:style-name="gr6" draw:text-style-name="P1" draw:layer="layout" svg:width="0.287cm" svg:height="0.239cm" svg:x="2.537cm" svg:y="6.26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8cm" svg:y1="6.298cm" svg:x2="2.68cm" svg:y2="6.459cm">
            <text:p/>
          </draw:line>
          <draw:line draw:style-name="gr7" draw:text-style-name="P1" draw:layer="layout" svg:x1="2.58cm" svg:y1="6.38cm" svg:x2="2.779cm" svg:y2="6.38cm">
            <text:p/>
          </draw:line>
        </draw:g>
        <draw:g>
          <draw:custom-shape draw:style-name="gr6" draw:text-style-name="P1" draw:layer="layout" svg:width="0.287cm" svg:height="0.239cm" svg:x="2.536cm" svg:y="6.57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9cm" svg:y1="6.614cm" svg:x2="2.679cm" svg:y2="6.775cm">
            <text:p/>
          </draw:line>
          <draw:line draw:style-name="gr7" draw:text-style-name="P1" draw:layer="layout" svg:x1="2.579cm" svg:y1="6.696cm" svg:x2="2.778cm" svg:y2="6.696cm">
            <text:p/>
          </draw:line>
        </draw:g>
        <draw:g>
          <draw:custom-shape draw:style-name="gr6" draw:text-style-name="P1" draw:layer="layout" svg:width="0.287cm" svg:height="0.239cm" svg:x="2.535cm" svg:y="6.89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8cm" svg:y1="6.929cm" svg:x2="2.678cm" svg:y2="7.09cm">
            <text:p/>
          </draw:line>
          <draw:line draw:style-name="gr7" draw:text-style-name="P1" draw:layer="layout" svg:x1="2.578cm" svg:y1="7.011cm" svg:x2="2.777cm" svg:y2="7.011cm">
            <text:p/>
          </draw:line>
        </draw:g>
        <draw:g>
          <draw:custom-shape draw:style-name="gr6" draw:text-style-name="P1" draw:layer="layout" svg:width="0.287cm" svg:height="0.239cm" svg:x="2.534cm" svg:y="7.2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7cm" svg:y1="7.245cm" svg:x2="2.677cm" svg:y2="7.406cm">
            <text:p/>
          </draw:line>
          <draw:line draw:style-name="gr7" draw:text-style-name="P1" draw:layer="layout" svg:x1="2.577cm" svg:y1="7.327cm" svg:x2="2.776cm" svg:y2="7.327cm">
            <text:p/>
          </draw:line>
        </draw:g>
        <draw:g>
          <draw:custom-shape draw:style-name="gr6" draw:text-style-name="P1" draw:layer="layout" svg:width="0.287cm" svg:height="0.239cm" svg:x="2.537cm" svg:y="7.53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8cm" svg:y1="7.574cm" svg:x2="2.68cm" svg:y2="7.735cm">
            <text:p/>
          </draw:line>
          <draw:line draw:style-name="gr7" draw:text-style-name="P1" draw:layer="layout" svg:x1="2.58cm" svg:y1="7.656cm" svg:x2="2.779cm" svg:y2="7.656cm">
            <text:p/>
          </draw:line>
        </draw:g>
        <draw:g>
          <draw:custom-shape draw:style-name="gr6" draw:text-style-name="P1" draw:layer="layout" svg:width="0.287cm" svg:height="0.239cm" svg:x="2.536cm" svg:y="7.85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9cm" svg:y1="7.89cm" svg:x2="2.679cm" svg:y2="8.051cm">
            <text:p/>
          </draw:line>
          <draw:line draw:style-name="gr7" draw:text-style-name="P1" draw:layer="layout" svg:x1="2.579cm" svg:y1="7.972cm" svg:x2="2.778cm" svg:y2="7.972cm">
            <text:p/>
          </draw:line>
        </draw:g>
        <draw:g>
          <draw:custom-shape draw:style-name="gr6" draw:text-style-name="P1" draw:layer="layout" svg:width="0.287cm" svg:height="0.239cm" svg:x="2.535cm" svg:y="8.17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8cm" svg:y1="8.205cm" svg:x2="2.678cm" svg:y2="8.366cm">
            <text:p/>
          </draw:line>
          <draw:line draw:style-name="gr7" draw:text-style-name="P1" draw:layer="layout" svg:x1="2.578cm" svg:y1="8.287cm" svg:x2="2.777cm" svg:y2="8.287cm">
            <text:p/>
          </draw:line>
        </draw:g>
        <draw:g>
          <draw:custom-shape draw:style-name="gr6" draw:text-style-name="P1" draw:layer="layout" svg:width="0.287cm" svg:height="0.239cm" svg:x="2.534cm" svg:y="8.48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7cm" svg:y1="8.521cm" svg:x2="2.677cm" svg:y2="8.682cm">
            <text:p/>
          </draw:line>
          <draw:line draw:style-name="gr7" draw:text-style-name="P1" draw:layer="layout" svg:x1="2.577cm" svg:y1="8.603cm" svg:x2="2.776cm" svg:y2="8.603cm">
            <text:p/>
          </draw:line>
        </draw:g>
        <draw:g>
          <draw:custom-shape draw:style-name="gr6" draw:text-style-name="P1" draw:layer="layout" svg:width="0.287cm" svg:height="0.239cm" svg:x="2.538cm" svg:y="8.81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81cm" svg:y1="8.848cm" svg:x2="2.681cm" svg:y2="9.009cm">
            <text:p/>
          </draw:line>
          <draw:line draw:style-name="gr7" draw:text-style-name="P1" draw:layer="layout" svg:x1="2.581cm" svg:y1="8.93cm" svg:x2="2.78cm" svg:y2="8.93cm">
            <text:p/>
          </draw:line>
        </draw:g>
        <draw:g>
          <draw:custom-shape draw:style-name="gr6" draw:text-style-name="P1" draw:layer="layout" svg:width="0.287cm" svg:height="0.239cm" svg:x="2.537cm" svg:y="9.12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8cm" svg:y1="9.164cm" svg:x2="2.68cm" svg:y2="9.325cm">
            <text:p/>
          </draw:line>
          <draw:line draw:style-name="gr7" draw:text-style-name="P1" draw:layer="layout" svg:x1="2.58cm" svg:y1="9.246cm" svg:x2="2.779cm" svg:y2="9.246cm">
            <text:p/>
          </draw:line>
        </draw:g>
        <draw:g>
          <draw:custom-shape draw:style-name="gr6" draw:text-style-name="P1" draw:layer="layout" svg:width="0.287cm" svg:height="0.239cm" svg:x="2.536cm" svg:y="9.44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9cm" svg:y1="9.479cm" svg:x2="2.679cm" svg:y2="9.64cm">
            <text:p/>
          </draw:line>
          <draw:line draw:style-name="gr7" draw:text-style-name="P1" draw:layer="layout" svg:x1="2.579cm" svg:y1="9.561cm" svg:x2="2.778cm" svg:y2="9.561cm">
            <text:p/>
          </draw:line>
        </draw:g>
        <draw:g>
          <draw:custom-shape draw:style-name="gr6" draw:text-style-name="P1" draw:layer="layout" svg:width="0.287cm" svg:height="0.239cm" svg:x="2.535cm" svg:y="9.7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8cm" svg:y1="9.795cm" svg:x2="2.678cm" svg:y2="9.956cm">
            <text:p/>
          </draw:line>
          <draw:line draw:style-name="gr7" draw:text-style-name="P1" draw:layer="layout" svg:x1="2.578cm" svg:y1="9.877cm" svg:x2="2.777cm" svg:y2="9.877cm">
            <text:p/>
          </draw:line>
        </draw:g>
        <draw:g>
          <draw:custom-shape draw:style-name="gr6" draw:text-style-name="P1" draw:layer="layout" svg:width="0.287cm" svg:height="0.239cm" svg:x="2.536cm" svg:y="10.09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9cm" svg:y1="10.128cm" svg:x2="2.679cm" svg:y2="10.289cm">
            <text:p/>
          </draw:line>
          <draw:line draw:style-name="gr7" draw:text-style-name="P1" draw:layer="layout" svg:x1="2.579cm" svg:y1="10.21cm" svg:x2="2.778cm" svg:y2="10.21cm">
            <text:p/>
          </draw:line>
        </draw:g>
        <draw:g>
          <draw:custom-shape draw:style-name="gr6" draw:text-style-name="P1" draw:layer="layout" svg:width="0.287cm" svg:height="0.239cm" svg:x="2.535cm" svg:y="10.40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8cm" svg:y1="10.444cm" svg:x2="2.678cm" svg:y2="10.605cm">
            <text:p/>
          </draw:line>
          <draw:line draw:style-name="gr7" draw:text-style-name="P1" draw:layer="layout" svg:x1="2.578cm" svg:y1="10.526cm" svg:x2="2.777cm" svg:y2="10.526cm">
            <text:p/>
          </draw:line>
        </draw:g>
        <draw:g>
          <draw:custom-shape draw:style-name="gr6" draw:text-style-name="P1" draw:layer="layout" svg:width="0.287cm" svg:height="0.239cm" svg:x="2.534cm" svg:y="10.72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7cm" svg:y1="10.759cm" svg:x2="2.677cm" svg:y2="10.92cm">
            <text:p/>
          </draw:line>
          <draw:line draw:style-name="gr7" draw:text-style-name="P1" draw:layer="layout" svg:x1="2.577cm" svg:y1="10.841cm" svg:x2="2.776cm" svg:y2="10.841cm">
            <text:p/>
          </draw:line>
        </draw:g>
        <draw:g>
          <draw:custom-shape draw:style-name="gr6" draw:text-style-name="P1" draw:layer="layout" svg:width="0.287cm" svg:height="0.239cm" svg:x="2.533cm" svg:y="11.0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6cm" svg:y1="11.075cm" svg:x2="2.676cm" svg:y2="11.236cm">
            <text:p/>
          </draw:line>
          <draw:line draw:style-name="gr7" draw:text-style-name="P1" draw:layer="layout" svg:x1="2.576cm" svg:y1="11.157cm" svg:x2="2.775cm" svg:y2="11.157cm">
            <text:p/>
          </draw:line>
        </draw:g>
        <draw:g>
          <draw:custom-shape draw:style-name="gr6" draw:text-style-name="P1" draw:layer="layout" svg:width="0.287cm" svg:height="0.239cm" svg:x="2.537cm" svg:y="11.367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8cm" svg:y1="11.402cm" svg:x2="2.68cm" svg:y2="11.563cm">
            <text:p/>
          </draw:line>
          <draw:line draw:style-name="gr7" draw:text-style-name="P1" draw:layer="layout" svg:x1="2.58cm" svg:y1="11.484cm" svg:x2="2.779cm" svg:y2="11.484cm">
            <text:p/>
          </draw:line>
        </draw:g>
        <draw:g>
          <draw:custom-shape draw:style-name="gr6" draw:text-style-name="P1" draw:layer="layout" svg:width="0.287cm" svg:height="0.239cm" svg:x="2.536cm" svg:y="11.68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9cm" svg:y1="11.718cm" svg:x2="2.679cm" svg:y2="11.879cm">
            <text:p/>
          </draw:line>
          <draw:line draw:style-name="gr7" draw:text-style-name="P1" draw:layer="layout" svg:x1="2.579cm" svg:y1="11.8cm" svg:x2="2.778cm" svg:y2="11.8cm">
            <text:p/>
          </draw:line>
        </draw:g>
        <draw:g>
          <draw:custom-shape draw:style-name="gr6" draw:text-style-name="P1" draw:layer="layout" svg:width="0.287cm" svg:height="0.239cm" svg:x="2.535cm" svg:y="11.99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8cm" svg:y1="12.033cm" svg:x2="2.678cm" svg:y2="12.194cm">
            <text:p/>
          </draw:line>
          <draw:line draw:style-name="gr7" draw:text-style-name="P1" draw:layer="layout" svg:x1="2.578cm" svg:y1="12.115cm" svg:x2="2.777cm" svg:y2="12.115cm">
            <text:p/>
          </draw:line>
        </draw:g>
        <draw:g>
          <draw:custom-shape draw:style-name="gr6" draw:text-style-name="P1" draw:layer="layout" svg:width="0.287cm" svg:height="0.239cm" svg:x="2.534cm" svg:y="12.31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677cm" svg:y1="12.349cm" svg:x2="2.677cm" svg:y2="12.51cm">
            <text:p/>
          </draw:line>
          <draw:line draw:style-name="gr7" draw:text-style-name="P1" draw:layer="layout" svg:x1="2.577cm" svg:y1="12.431cm" svg:x2="2.776cm" svg:y2="12.431cm">
            <text:p/>
          </draw:line>
        </draw:g>
        <draw:g>
          <draw:custom-shape draw:style-name="gr6" draw:text-style-name="P1" draw:layer="layout" svg:width="0.287cm" svg:height="0.239cm" svg:x="1.23cm" svg:y="13.84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3cm" svg:y1="13.884cm" svg:x2="1.373cm" svg:y2="14.045cm">
            <text:p/>
          </draw:line>
          <draw:line draw:style-name="gr7" draw:text-style-name="P1" draw:layer="layout" svg:x1="1.273cm" svg:y1="13.966cm" svg:x2="1.472cm" svg:y2="13.966cm">
            <text:p/>
          </draw:line>
        </draw:g>
        <draw:g>
          <draw:custom-shape draw:style-name="gr6" draw:text-style-name="P1" draw:layer="layout" svg:width="0.287cm" svg:height="0.239cm" svg:x="1.229cm" svg:y="14.16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2cm" svg:y1="14.2cm" svg:x2="1.372cm" svg:y2="14.361cm">
            <text:p/>
          </draw:line>
          <draw:line draw:style-name="gr7" draw:text-style-name="P1" draw:layer="layout" svg:x1="1.272cm" svg:y1="14.282cm" svg:x2="1.471cm" svg:y2="14.282cm">
            <text:p/>
          </draw:line>
        </draw:g>
        <draw:g>
          <draw:custom-shape draw:style-name="gr6" draw:text-style-name="P1" draw:layer="layout" svg:width="0.287cm" svg:height="0.239cm" svg:x="1.228cm" svg:y="14.4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1cm" svg:y1="14.515cm" svg:x2="1.371cm" svg:y2="14.676cm">
            <text:p/>
          </draw:line>
          <draw:line draw:style-name="gr7" draw:text-style-name="P1" draw:layer="layout" svg:x1="1.271cm" svg:y1="14.597cm" svg:x2="1.47cm" svg:y2="14.597cm">
            <text:p/>
          </draw:line>
        </draw:g>
        <draw:g>
          <draw:custom-shape draw:style-name="gr6" draw:text-style-name="P1" draw:layer="layout" svg:width="0.287cm" svg:height="0.239cm" svg:x="1.227cm" svg:y="14.79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cm" svg:y1="14.831cm" svg:x2="1.37cm" svg:y2="14.992cm">
            <text:p/>
          </draw:line>
          <draw:line draw:style-name="gr7" draw:text-style-name="P1" draw:layer="layout" svg:x1="1.27cm" svg:y1="14.913cm" svg:x2="1.469cm" svg:y2="14.913cm">
            <text:p/>
          </draw:line>
        </draw:g>
        <draw:g>
          <draw:custom-shape draw:style-name="gr6" draw:text-style-name="P1" draw:layer="layout" svg:width="0.287cm" svg:height="0.239cm" svg:x="1.231cm" svg:y="15.12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4cm" svg:y1="15.158cm" svg:x2="1.374cm" svg:y2="15.319cm">
            <text:p/>
          </draw:line>
          <draw:line draw:style-name="gr7" draw:text-style-name="P1" draw:layer="layout" svg:x1="1.274cm" svg:y1="15.24cm" svg:x2="1.473cm" svg:y2="15.24cm">
            <text:p/>
          </draw:line>
        </draw:g>
        <draw:g>
          <draw:custom-shape draw:style-name="gr6" draw:text-style-name="P1" draw:layer="layout" svg:width="0.287cm" svg:height="0.239cm" svg:x="1.23cm" svg:y="15.43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3cm" svg:y1="15.474cm" svg:x2="1.373cm" svg:y2="15.635cm">
            <text:p/>
          </draw:line>
          <draw:line draw:style-name="gr7" draw:text-style-name="P1" draw:layer="layout" svg:x1="1.273cm" svg:y1="15.556cm" svg:x2="1.472cm" svg:y2="15.556cm">
            <text:p/>
          </draw:line>
        </draw:g>
        <draw:g>
          <draw:custom-shape draw:style-name="gr6" draw:text-style-name="P1" draw:layer="layout" svg:width="0.287cm" svg:height="0.239cm" svg:x="1.229cm" svg:y="15.75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2cm" svg:y1="15.789cm" svg:x2="1.372cm" svg:y2="15.95cm">
            <text:p/>
          </draw:line>
          <draw:line draw:style-name="gr7" draw:text-style-name="P1" draw:layer="layout" svg:x1="1.272cm" svg:y1="15.871cm" svg:x2="1.471cm" svg:y2="15.871cm">
            <text:p/>
          </draw:line>
        </draw:g>
        <draw:g>
          <draw:custom-shape draw:style-name="gr6" draw:text-style-name="P1" draw:layer="layout" svg:width="0.287cm" svg:height="0.239cm" svg:x="1.228cm" svg:y="16.07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1cm" svg:y1="16.105cm" svg:x2="1.371cm" svg:y2="16.266cm">
            <text:p/>
          </draw:line>
          <draw:line draw:style-name="gr7" draw:text-style-name="P1" draw:layer="layout" svg:x1="1.271cm" svg:y1="16.187cm" svg:x2="1.47cm" svg:y2="16.187cm">
            <text:p/>
          </draw:line>
        </draw:g>
        <draw:g>
          <draw:custom-shape draw:style-name="gr6" draw:text-style-name="P1" draw:layer="layout" svg:width="0.287cm" svg:height="0.239cm" svg:x="1.231cm" svg:y="16.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4cm" svg:y1="16.435cm" svg:x2="1.374cm" svg:y2="16.596cm">
            <text:p/>
          </draw:line>
          <draw:line draw:style-name="gr7" draw:text-style-name="P1" draw:layer="layout" svg:x1="1.274cm" svg:y1="16.517cm" svg:x2="1.473cm" svg:y2="16.517cm">
            <text:p/>
          </draw:line>
        </draw:g>
        <draw:g>
          <draw:custom-shape draw:style-name="gr6" draw:text-style-name="P1" draw:layer="layout" svg:width="0.287cm" svg:height="0.239cm" svg:x="1.23cm" svg:y="16.71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3cm" svg:y1="16.75cm" svg:x2="1.373cm" svg:y2="16.911cm">
            <text:p/>
          </draw:line>
          <draw:line draw:style-name="gr7" draw:text-style-name="P1" draw:layer="layout" svg:x1="1.273cm" svg:y1="16.832cm" svg:x2="1.472cm" svg:y2="16.832cm">
            <text:p/>
          </draw:line>
        </draw:g>
        <draw:g>
          <draw:custom-shape draw:style-name="gr6" draw:text-style-name="P1" draw:layer="layout" svg:width="0.287cm" svg:height="0.239cm" svg:x="1.229cm" svg:y="17.0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2cm" svg:y1="17.065cm" svg:x2="1.372cm" svg:y2="17.226cm">
            <text:p/>
          </draw:line>
          <draw:line draw:style-name="gr7" draw:text-style-name="P1" draw:layer="layout" svg:x1="1.272cm" svg:y1="17.147cm" svg:x2="1.471cm" svg:y2="17.147cm">
            <text:p/>
          </draw:line>
        </draw:g>
        <draw:g>
          <draw:custom-shape draw:style-name="gr6" draw:text-style-name="P1" draw:layer="layout" svg:width="0.287cm" svg:height="0.239cm" svg:x="1.228cm" svg:y="17.34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.371cm" svg:y1="17.381cm" svg:x2="1.371cm" svg:y2="17.542cm">
            <text:p/>
          </draw:line>
          <draw:line draw:style-name="gr7" draw:text-style-name="P1" draw:layer="layout" svg:x1="1.271cm" svg:y1="17.463cm" svg:x2="1.47cm" svg:y2="17.463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Sans Serif" svg:font-family="'Sans Serif'" style:font-family-generic="swiss"/>
    <style:font-face style:name="Courier New3" svg:font-family="'Courier New'" style:font-adornments="Regular" style:font-family-generic="modern" style:font-pitch="fixed"/>
    <style:font-face style:name="Courier New5" svg:font-family="'Courier New'" style:font-family-generic="roman" style:font-pitch="fixed"/>
    <style:font-face style:name="Courier New4" svg:font-family="'Courier New'" style:font-adornments="Regular" style:font-family-generic="roman" style:font-pitch="fixed"/>
    <style:font-face style:name="Mangal1" svg:font-family="Mangal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urier New3" fo:font-family="'Courier New'" style:font-style-name="Regular" style:font-family-generic="modern" style:font-pitch="fixed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Blank_25_20Presentation-background" style:display-name="Blank%20Presentation-background" style:family="presentation">
      <style:graphic-properties draw:stroke="none" draw:fill="none"/>
      <style:text-properties style:letter-kerning="true"/>
    </style:style>
    <style:style style:name="Blank_25_20Presentation-backgroundobjects" style:display-name="Blank%20Presentat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Blank_25_20Presentation-notes" style:display-name="Blank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urier New3" fo:font-family="'Courier New'" style:font-style-name="Regular" style:font-family-generic="modern" style:font-pitch="fixed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Blank_25_20Presentation-outline1" style:display-name="Blank%20Presentation-outline1" style:family="presentation">
      <style:graphic-properties draw:stroke="none" draw:fill="none">
        <text:list-style style:name="Blank_25_20Presentation-outline1" style:display-name="Blank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style:font-name="Courier New3" fo:font-family="'Courier New'" style:font-style-name="Regular" style:font-family-generic="modern" style:font-pitch="fixed" fo:font-size="34.9000015258789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Blank_25_20Presentation-outline2" style:display-name="Blank%20Presentation-outline2" style:family="presentation" style:parent-style-name="Blank_25_20Presentation-outline1">
      <style:paragraph-properties fo:margin-left="0cm" fo:margin-right="0cm" fo:margin-top="0cm" fo:margin-bottom="0.434cm" fo:text-indent="0cm"/>
      <style:text-properties fo:font-size="30.3999996185303pt" style:font-size-asian="28pt" style:font-size-complex="28pt"/>
    </style:style>
    <style:style style:name="Blank_25_20Presentation-outline3" style:display-name="Blank%20Presentation-outline3" style:family="presentation" style:parent-style-name="Blank_25_20Presentation-outline2">
      <style:paragraph-properties fo:margin-left="0cm" fo:margin-right="0cm" fo:margin-top="0cm" fo:margin-bottom="0.325cm" fo:text-indent="0cm"/>
      <style:text-properties fo:font-size="26.1000003814697pt" style:font-size-asian="24pt" style:font-size-complex="24pt"/>
    </style:style>
    <style:style style:name="Blank_25_20Presentation-outline4" style:display-name="Blank%20Presentation-outline4" style:family="presentation" style:parent-style-name="Blank_25_20Presentation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Blank_25_20Presentation-outline5" style:display-name="Blank%20Presentation-outline5" style:family="presentation" style:parent-style-name="Blank_25_20Presentation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Blank_25_20Presentation-outline6" style:display-name="Blank%20Presentation-outline6" style:family="presentation" style:parent-style-name="Blank_25_20Presentation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Blank_25_20Presentation-outline7" style:display-name="Blank%20Presentation-outline7" style:family="presentation" style:parent-style-name="Blank_25_20Presentation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Blank_25_20Presentation-outline8" style:display-name="Blank%20Presentation-outline8" style:family="presentation" style:parent-style-name="Blank_25_20Presentation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Blank_25_20Presentation-outline9" style:display-name="Blank%20Presentation-outline9" style:family="presentation" style:parent-style-name="Blank_25_20Presentation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Blank_25_20Presentation-subtitle" style:display-name="Blank%20Presentation-subtitle" style:family="presentation">
      <style:graphic-properties draw:stroke="none" draw:fill="none" draw:textarea-vertical-align="middle">
        <text:list-style style:name="Blank_25_20Presentation-subtitle" style:display-name="Blank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ourier New3" fo:font-family="'Courier New'" style:font-style-name="Regular" style:font-family-generic="modern" style:font-pitch="fixed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Blank_25_20Presentation-title" style:display-name="Blank%20Presentation-title" style:family="presentation">
      <style:graphic-properties draw:stroke="none" draw:fill="none" draw:textarea-vertical-align="middle">
        <text:list-style style:name="Blank_25_20Presentation-title" style:display-name="Blank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7.9000015258789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_25_20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54cm" svg:height="7.575cm" svg:x="1.922cm" svg:y="2.485cm"/>
      <draw:page-thumbnail draw:layer="backgroundobjects" svg:width="7.154cm" svg:height="7.575cm" svg:x="1.922cm" svg:y="11.061cm"/>
      <draw:page-thumbnail draw:layer="backgroundobjects" svg:width="7.154cm" svg:height="7.575cm" svg:x="1.922cm" svg:y="19.637cm"/>
      <draw:page-thumbnail draw:layer="backgroundobjects" svg:width="7.154cm" svg:height="7.575cm" svg:x="11.922cm" svg:y="2.485cm"/>
      <draw:page-thumbnail draw:layer="backgroundobjects" svg:width="7.154cm" svg:height="7.575cm" svg:x="11.922cm" svg:y="11.061cm"/>
      <draw:page-thumbnail draw:layer="backgroundobjects" svg:width="7.154cm" svg:height="7.575cm" svg:x="11.922cm" svg:y="19.637cm"/>
    </style:handout-master>
    <style:master-page style:name="Blank_25_20Presentation" style:display-name="Blank%20Presentation" style:page-layout-name="PM1" draw:style-name="Mdp1">
      <draw:frame presentation:style-name="Blank_25_20Presentation-title" draw:layer="backgroundobjects" svg:width="19.43cm" svg:height="3.817cm" svg:x="1.079cm" svg:y="0.91cm" presentation:class="title" presentation:placeholder="true">
        <draw:text-box/>
      </draw:frame>
      <draw:frame presentation:style-name="Blank_25_20Presentation-outline1" draw:layer="backgroundobjects" svg:width="19.43cm" svg:height="13.258cm" svg:x="1.079cm" svg:y="5.348cm" presentation:class="outline" presentation:placeholder="true">
        <draw:text-box/>
      </draw:frame>
      <draw:frame presentation:style-name="Mpr1" draw:text-style-name="MP1" draw:layer="backgroundobjects" svg:width="5.03cm" svg:height="1.577cm" svg:x="1.079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843cm" svg:height="1.577cm" svg:x="7.383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03cm" svg:height="1.577cm" svg:x="15.4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_25_20Presentation-title" draw:layer="backgroundobjects" svg:width="14.848cm" svg:height="11.136cm" svg:x="3.075cm" svg:y="2.257cm" presentation:class="page"/>
        <draw:frame presentation:style-name="Blank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8M17S</meta:editing-duration>
    <meta:editing-cycles>15</meta:editing-cycles>
    <meta:generator>LibreOffice/4.1.3.2$Windows_x86 LibreOffice_project/70feb7d99726f064edab4605a8ab840c50ec57a</meta:generator>
    <dc:date>2013-11-29T02:58:54.552000000</dc:date>
    <meta:document-statistic meta:object-count="190"/>
  </office:meta>
</office:document-meta>
</file>